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paragraph-rsid="005e5b67" style:font-size-asian="11pt" style:font-size-complex="11pt"/>
    </style:style>
    <style:style style:name="P4" style:family="paragraph" style:parent-style-name="Standard">
      <style:text-properties style:font-name="Liberation Serif" fo:font-size="14pt" officeooo:paragraph-rsid="005e5b67" style:font-size-asian="14pt" style:font-size-complex="14pt"/>
    </style:style>
    <style:style style:name="P5" style:family="paragraph" style:parent-style-name="Standard">
      <style:text-properties style:font-name="Liberation Serif" fo:font-size="14pt" officeooo:paragraph-rsid="00c06b4e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c2b32d" style:font-size-asian="14pt" style:font-size-complex="14pt"/>
    </style:style>
    <style:style style:name="P7" style:family="paragraph" style:parent-style-name="Standard">
      <style:text-properties style:font-name="Liberation Serif" fo:font-size="14pt" fo:font-weight="bold" officeooo:paragraph-rsid="005e5b6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paragraph-rsid="005e5b6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b34926"/>
    </style:style>
    <style:style style:name="T2" style:family="text">
      <style:text-properties officeooo:rsid="001d0a89"/>
    </style:style>
    <style:style style:name="T3" style:family="text">
      <style:text-properties officeooo:rsid="00d6a83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I</text:span><text:span text:style-name="T3">- </text:span>Suites arithmétiques</text:p>
      <text:p text:style-name="P8">1) Définition</text:p>
      <text:p text:style-name="P4"/>
      <text:p text:style-name="P4">Exemple :</text:p>
      <text:p text:style-name="P4">Considérons une suite numérique <draw:frame draw:style-name="fr1" draw:name="Objet1" text:anchor-type="as-char" svg:y="-0.415cm" svg:width="1.037cm" svg:height="0.568cm" draw:z-index="0"><draw:object xlink:href="./Object 1" xlink:type="simple" xlink:show="embed" xlink:actuate="onLoad"/><draw:image xlink:href="./ObjectReplacements/Object 1" xlink:type="simple" xlink:show="embed" xlink:actuate="onLoad"/></draw:frame>où la différence entre un terme et son</text:p>
      <text:p text:style-name="P4">précédent reste constante et égale à 5.</text:p>
      <text:p text:style-name="P4">Si le premier terme est égal à 3, les premiers termes successifs sont :</text:p>
      <text:p text:style-name="P4"><draw:frame draw:style-name="fr1" draw:name="Objet2" text:anchor-type="as-char" svg:y="-0.377cm" svg:width="1.274cm" svg:height="0.53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4"><draw:frame draw:style-name="fr1" draw:name="Objet3" text:anchor-type="as-char" svg:y="-0.377cm" svg:width="1.268cm" svg:height="0.531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4"><draw:frame draw:style-name="fr1" draw:name="Objet4" text:anchor-type="as-char" svg:y="-0.377cm" svg:width="1.48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4"><draw:frame draw:style-name="fr1" draw:name="Objet5" text:anchor-type="as-char" svg:y="-0.377cm" svg:width="1.49cm" svg:height="0.53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"/>
      <text:p text:style-name="P4">Une telle suite est appelée une suite arithmétique de raison 5 et de premier terme 3.</text:p>
      <text:p text:style-name="P5">La suite est donc définie par : <draw:frame draw:style-name="fr2" draw:name="Objet65" text:anchor-type="as-char" svg:y="-0.767cm" svg:width="2.903cm" svg:height="1.44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5"/>
      <text:p text:style-name="P6">Définition : Une suite <draw:frame draw:style-name="fr1" draw:name="Object1" text:anchor-type="as-char" svg:y="-0.415cm" svg:width="1.037cm" svg:height="0.56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est une suite arithmétique s'il existe un nombre <draw:frame draw:style-name="fr1" draw:name="Object2" text:anchor-type="as-char" svg:y="-0.377cm" svg:width="0.4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tel que</text:p>
      <text:p text:style-name="P6">pour tout entier <text:s/><draw:frame draw:style-name="fr1" draw:name="Object3" text:anchor-type="as-char" svg:y="-0.377cm" svg:width="0.4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on a : <draw:frame draw:style-name="fr2" draw:name="Object4" text:anchor-type="as-char" svg:y="-0.457cm" svg:width="2.651cm" svg:height="0.676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Le nombre <draw:frame draw:style-name="fr1" draw:name="Object5" text:anchor-type="as-char" svg:y="-0.377cm" svg:width="0.4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est appelé raison de la suite.</text:p>
      <text:p text:style-name="P6"/>
      <text:p text:style-name="P4">Méthode : Démontrer si une suite est arithmétique</text:p>
      <text:p text:style-name="P4"/>
      <text:p text:style-name="P4"/>
      <text:p text:style-name="P4"/>
      <text:p text:style-name="P4"/>
      <text:p text:style-name="P4">1) La suite (un) définie par : un = 7 − 9n est-elle arithmétique ?</text:p>
      <text:p text:style-name="P4">2) La suite (vn) définie par : vn = n2 + 3 est-elle arithmétique ?</text:p>
      <text:p text:style-name="P4">(</text:p>
      <text:p text:style-name="P4">)</text:p>
      <text:p text:style-name="P4">1) un+1 − un = 7 − 9 n + 1 − 7 + 9n = 7 − 9n − 9 − 7 + 9n = −9 .</text:p>
      <text:p text:style-name="P4">La différence entre un terme et son précédent reste constante et égale à -9.</text:p>
      <text:p text:style-name="P4">(un) est une suite arithmétique de raison -9.</text:p>
      <text:p text:style-name="P4">(</text:p>
      <text:p text:style-name="P4">)</text:p>
      <text:p text:style-name="P4">2</text:p>
      <text:p text:style-name="P4">2) vn+1 − vn = n + 1 + 3 − n2 − 3 = n2 + 2n + 1 + 3 − n2 − 3 = 2n + 1 .</text:p>
      <text:p text:style-name="P4">La différence entre un terme et son précédent ne reste pas constante.</text:p>
      <text:p text:style-name="P4">(vn) n'est pas une suite arithmétique.</text:p>
      <text:p text:style-name="P4">Vidéo https://youtu.be/6O0KhPMHvBA</text:p>
      <text:p text:style-name="P4">Yvan Monka – Académie de Strasbourg – www.maths-et-tiques.fr2</text:p>
      <text:p text:style-name="P4">Propriété : (un) est une suite arithmétique de raison r et de premier terme u0.</text:p>
      <text:p text:style-name="P4">Pour tout entier naturel n, on a : un = u0 + nr .</text:p>
      <text:p text:style-name="P4">Démonstration :</text:p>
      <text:p text:style-name="P4">La suite arithmétique (un) de raison r et de premier terme u0 vérifie la relation</text:p>
      <text:p text:style-name="P4"><text:soft-page-break/>un+1 = un + r .</text:p>
      <text:p text:style-name="P4">En calculant les premiers termes :</text:p>
      <text:p text:style-name="P4">u1 = u0 + r</text:p>
      <text:p text:style-name="P4">( )</text:p>
      <text:p text:style-name="P4">u = u + r = ( u + 2r ) + r = u + 3r</text:p>
      <text:p text:style-name="P4">u2 = u1 + r = u0 + r + r = u0 + 2r</text:p>
      <text:p text:style-name="P4">3</text:p>
      <text:p text:style-name="P4">2</text:p>
      <text:p text:style-name="P4">0</text:p>
      <text:p text:style-name="P4">0</text:p>
      <text:p text:style-name="P4">…</text:p>
      <text:p text:style-name="P4">un = un−1 + r = u0 + (n − 1)r + r = u0 + nr .</text:p>
      <text:p text:style-name="P4">(</text:p>
      <text:p text:style-name="P4">)</text:p>
      <text:p text:style-name="P4">Méthode : Déterminer la raison et le premier terme d'une suite arithmétique</text:p>
      <text:p text:style-name="P4">Vidéo https://youtu.be/iEuoMgBblz4</text:p>
      <text:p text:style-name="P4">Considérons la suite arithmétique (un) tel que u5 = 7 et u9 = 19 .</text:p>
      <text:p text:style-name="P4">1) Déterminer la raison et le premier terme de la suite (un).</text:p>
      <text:p text:style-name="P4">2) Exprimer un en fonction de n.</text:p>
      <text:p text:style-name="P4">1) Les termes de la suite sont de la forme un = u0 + nr</text:p>
      <text:p text:style-name="P4">Ainsi u5 = u0 + 5r = 7 et</text:p>
      <text:p text:style-name="P4">u9 = u0 + 9r = 19 .</text:p>
      <text:p text:style-name="P4">On soustrayant membre à membre, on obtient : 5r − 9r = 7 − 19 donc r = 3 .</text:p>
      <text:p text:style-name="P4">Comme u0 + 5r = 7 , on a : u0 + 5 × 3 = 7 et donc : u0 = −8 .</text:p>
      <text:p text:style-name="P4">2) un = u0 + nr soit un = −8 + n × 3 ou encore un = 3n − 8</text:p>
      <text:p text:style-name="P4">2) Variations</text:p>
      <text:p text:style-name="P4">Propriété : (un) est une suite arithmétique de raison r.</text:p>
      <text:p text:style-name="P4">- Si r &gt; 0 alors la suite (un) est croissante.</text:p>
      <text:p text:style-name="P4">- Si r &lt; 0 alors la suite (un) est décroissante.</text:p>
      <text:p text:style-name="P4">Démonstration : un+1 − un = un + r − un = r .</text:p>
      <text:p text:style-name="P4">- Si r &gt; 0 alors un+1 − un &gt; 0 et la suite (un) est croissante.</text:p>
      <text:p text:style-name="P4">- Si r &lt; 0 alors un+1 − un &lt; 0 et la suite (un) est décroissante.</text:p>
      <text:p text:style-name="P4">Exemple :</text:p>
      <text:p text:style-name="P4">Vidéo https://youtu.be/R3sHNwOb02M</text:p>
      <text:p text:style-name="P4">Yvan Monka – Académie de Strasbourg – www.maths-et-tiques.fr3</text:p>
      <text:p text:style-name="P4">La suite arithmétique (un) définie par un = 5 − 4n est décroissante car de raison</text:p>
      <text:p text:style-name="P4">négative et égale à -4.</text:p>
      <text:p text:style-name="P4">3) Représentation graphique</text:p>
      <text:p text:style-name="P4">Les points de la représentation graphique d'une suite arithmétique sont alignés.</text:p>
      <text:p text:style-name="P4">Exemple :</text:p>
      <text:p text:style-name="P4">On a représenté ci-dessous la suite de raison -0,5 et de premier terme 4.</text:p>
      <text:p text:style-name="P4">RÉSUMÉ</text:p>
      <text:p text:style-name="P4">(un) une suite arithmétique</text:p>
      <text:p text:style-name="P4">- de raison r</text:p>
      <text:p text:style-name="P4">- de premier terme u0.</text:p>
      <text:p text:style-name="P4"><text:soft-page-break/>Exemple :</text:p>
      <text:p text:style-name="P4">r = − 0,5 et u0 = 4</text:p>
      <text:p text:style-name="P4">un+1 = un − 0,5</text:p>
      <text:p text:style-name="P4">Définitionun+1 = un + rPropriétéun = u0 + nrun = 4 − 0,5n</text:p>
      <text:p text:style-name="P4">VariationsSi r &gt; 0 : (un) est croissante.</text:p>
      <text:p text:style-name="P4">Si r &lt; 0 : (un) est décroissante.r = − 0,5 &lt; 0</text:p>
      <text:p text:style-name="P4">La différence entre un terme et son</text:p>
      <text:p text:style-name="P4">précédent est égale à -0,5.</text:p>
      <text:p text:style-name="P4">La suite (un) est décroissante.</text:p>
      <text:p text:style-name="P4">Remarque :</text:p>
      <text:p text:style-name="P4">Représentation</text:p>
      <text:p text:style-name="P4">Les points de la représentation</text:p>
      <text:p text:style-name="P4">graphique</text:p>
      <text:p text:style-name="P4">graphique sont alignés.</text:p>
      <text:p text:style-name="P4">Yvan Monka – Académie de Strasbourg – www.maths-et-tiques.fr4</text:p>
      <text:p text:style-name="P4">II. Suites géométriques</text:p>
      <text:p text:style-name="P4">1) Définition</text:p>
      <text:p text:style-name="P4">Exemple :</text:p>
      <text:p text:style-name="P4">Considérons une suite numérique (un) où le rapport entre un terme et son précédent</text:p>
      <text:p text:style-name="P4">reste constant et égale à 2.</text:p>
      <text:p text:style-name="P4">Si le premier terme est égal à 5, les premiers termes successifs sont :</text:p>
      <text:p text:style-name="P4">u0 = 5,</text:p>
      <text:p text:style-name="P4">u1 = 10,</text:p>
      <text:p text:style-name="P4">u2 = 20,</text:p>
      <text:p text:style-name="P4">u3 = 40.</text:p>
      <text:p text:style-name="P4">Une telle suite est appelée une suite géométrique de raison 2 et de premier terme 5.</text:p>
      <text:p text:style-name="P4">⎪⎧u = 5</text:p>
      <text:p text:style-name="P4">La suite est donc définie par : ⎨ 0</text:p>
      <text:p text:style-name="P4">⎪⎩un+1 = 2un</text:p>
      <text:p text:style-name="P4">Vidéo https://youtu.be/WTmdtbQpa0c</text:p>
      <text:p text:style-name="P4">Définition : Une suite (un) est une suite géométrique s'il existe un nombre q tel que</text:p>
      <text:p text:style-name="P4">pour tout entier n, on a : un+1 = q × un .</text:p>
      <text:p text:style-name="P4">Le nombre q est appelé raison de la suite.</text:p>
      <text:p text:style-name="P4">Méthode : Démontrer si une suite est géométrique</text:p>
      <text:p text:style-name="P4">Vidéo https://youtu.be/YPbEHxuMaeQ</text:p>
      <text:p text:style-name="P4">La suite (un) définie par : un = 3× 5n est-elle géométrique ?</text:p>
      <text:p text:style-name="P4">un+1 3× 5n+1 5n+1</text:p>
      <text:p text:style-name="P4">=</text:p>
      <text:p text:style-name="P4">= n = 5n+1−n = 5 .</text:p>
      <text:p text:style-name="P4">un</text:p>
      <text:p text:style-name="P4">3× 5n</text:p>
      <text:p text:style-name="P4">5</text:p>
      <text:p text:style-name="P4">Le rapport entre un terme et son précédent reste constant et égale à 5.</text:p>
      <text:p text:style-name="P4">(un) est une suite géométrique de raison 5 et de premier terme u0 = 3× 50 = 3 .</text:p>
      <text:p text:style-name="P4">Exemple concret :</text:p>
      <text:p text:style-name="P4"><text:soft-page-break/>On place un capital de 500€ sur un compte dont les intérêts annuels s'élèvent à 4%.</text:p>
      <text:p text:style-name="P4">Chaque année, le capital est multiplié par 1,04.</text:p>
      <text:p text:style-name="P4">Ce capital suit une progression géométrique de raison 1,04.</text:p>
      <text:p text:style-name="P4">On a ainsi :</text:p>
      <text:p text:style-name="P4">u1 = 1,04 × 500 = 520</text:p>
      <text:p text:style-name="P4">u2 = 1,04 × 520 = 540,80</text:p>
      <text:p text:style-name="P4">u3 = 1,04 × 540,80 = 562, 432</text:p>
      <text:p text:style-name="P4">De manière générale : un+1 = 1,04 × un avec u0 = 500</text:p>
      <text:p text:style-name="P4">On peut également exprimer un en fonction de n : un = 500 × 1,04 n</text:p>
      <text:p text:style-name="P4">Propriété : (un) est une suite géométrique de raison q et de premier terme u0.</text:p>
      <text:p text:style-name="P4">Pour tout entier naturel n, on a : un = u0 × q n .</text:p>
      <text:p text:style-name="P4">Yvan Monka – Académie de Strasbourg – www.maths-et-tiques.fr5</text:p>
      <text:p text:style-name="P4">Démonstration :</text:p>
      <text:p text:style-name="P4">La suite géométrique (un) de raison q et de premier terme u0 vérifie la relation</text:p>
      <text:p text:style-name="P4">un+1 = q × un .</text:p>
      <text:p text:style-name="P4">En calculant les premiers termes :</text:p>
      <text:p text:style-name="P4">u1 = q × u0</text:p>
      <text:p text:style-name="P4">(</text:p>
      <text:p text:style-name="P4">)</text:p>
      <text:p text:style-name="P4">u2 = q × u1 = q × q × u0 = q 2 × u0</text:p>
      <text:p text:style-name="P4">(</text:p>
      <text:p text:style-name="P4">)</text:p>
      <text:p text:style-name="P4">u3 = q × u2 = q × q 2 × u0 = q 3 × u0</text:p>
      <text:p text:style-name="P4">…</text:p>
      <text:p text:style-name="P4">un = q × un−1 = q × q n−1u0 = q n × u0 .</text:p>
      <text:p text:style-name="P4">(</text:p>
      <text:p text:style-name="P4">)</text:p>
      <text:p text:style-name="P4">Méthode : Déterminer la raison et le premier terme d'une suite géométrique</text:p>
      <text:p text:style-name="P4">Vidéo https://youtu.be/wUfleWpRr10</text:p>
      <text:p text:style-name="P4">Considérons la suite géométrique (un) tel que u4 = 8 et u7 = 512 .</text:p>
      <text:p text:style-name="P4">Déterminer la raison et le premier terme de la suite (un).</text:p>
      <text:p text:style-name="P4">Les termes de la suite sont de la forme un = q n × u0 .</text:p>
      <text:p text:style-name="P4">Ainsi u4 = q 4 × u0 = 8 et</text:p>
      <text:p text:style-name="P4">u7 = q 7 × u0 = 512 .</text:p>
      <text:p text:style-name="P4">u7 q 7 × u0</text:p>
      <text:p text:style-name="P4">u</text:p>
      <text:p text:style-name="P4">512</text:p>
      <text:p text:style-name="P4">Ainsi :</text:p>
      <text:p text:style-name="P4">= 4</text:p>
      <text:p text:style-name="P4">= q 3 et 7 =</text:p>
      <text:p text:style-name="P4">= 64 donc q 3 = 64 .</text:p>
      <text:p text:style-name="P4">u4 q × u0</text:p>
      <text:p text:style-name="P4">u4</text:p>
      <text:p text:style-name="P4">8</text:p>
      <text:p text:style-name="P4">On utilise la fonction racine troisième de la calculatrice pour trouver le nombre qui</text:p>
      <text:p text:style-name="P4"><text:soft-page-break/>élevé au cube donne 64.</text:p>
      <text:p text:style-name="P4">Ainsi q = 3 64 = 4</text:p>
      <text:p text:style-name="P4">Comme q 4 × u0 = 8 , on a : 44 × u0 = 8 et donc : u0 =</text:p>
      <text:p text:style-name="P4">1</text:p>
      <text:p text:style-name="P4">.</text:p>
      <text:p text:style-name="P4">32</text:p>
      <text:p text:style-name="P4">2) Variations</text:p>
      <text:p text:style-name="P4">Propriété : (un) est une suite géométrique de raison q et de premier terme non nul u0.</text:p>
      <text:p text:style-name="P4">Pour u0 &gt; 0 :</text:p>
      <text:p text:style-name="P4">- Si q &gt; 1 alors la suite (un) est croissante.</text:p>
      <text:p text:style-name="P4">- Si 0 &lt; q &lt; 1 alors la suite (un) est décroissante.</text:p>
      <text:p text:style-name="P4">Pour u0 &lt; 0 :</text:p>
      <text:p text:style-name="P4">- Si q &gt; 1 alors la suite (un) est décroissante.</text:p>
      <text:p text:style-name="P4">- Si 0 &lt; q &lt; 1 alors la suite (un) est croissante.</text:p>
      <text:p text:style-name="P4">Démonstration dans le cas où u0 &gt; 0 :</text:p>
      <text:p text:style-name="P4">un+1 − un = q n+1u0 − q nu0 = u0 q n (q − 1) .</text:p>
      <text:p text:style-name="P4">- Si q &gt; 1 alors un+1 − un &gt; 0 et la suite (un) est croissante.</text:p>
      <text:p text:style-name="P4">- Si 0 &lt; q &lt; 1 alors un+1 − un &lt; 0 et la suite (un) est décroissante.</text:p>
      <text:p text:style-name="P4">Yvan Monka – Académie de Strasbourg – www.maths-et-tiques.fr6</text:p>
      <text:p text:style-name="P4">Exemple :</text:p>
      <text:p text:style-name="P4">Vidéo https://youtu.be/vLshnJqW-64</text:p>
      <text:p text:style-name="P4">La suite géométrique (un) définie par un = −4 × 2 n est décroissante car le premier</text:p>
      <text:p text:style-name="P4">terme est négatif et la raison est supérieure à 1.</text:p>
      <text:p text:style-name="P4">Remarque : Si la raison q est négative alors la suite géométrique n'est pas</text:p>
      <text:p text:style-name="P4">monotone.</text:p>
      <text:p text:style-name="P4">RÉSUMÉ</text:p>
      <text:p text:style-name="P4">-</text:p>
      <text:p text:style-name="P4">-</text:p>
      <text:p text:style-name="P4">(un) une suite géométrique</text:p>
      <text:p text:style-name="P4">de raison q</text:p>
      <text:p text:style-name="P4">de premier terme u0.</text:p>
      <text:p text:style-name="P4">Définitionun+1 = q × un</text:p>
      <text:p text:style-name="P4">Propriétéun = u0 × q n</text:p>
      <text:p text:style-name="P4">Exemple :</text:p>
      <text:p text:style-name="P4">q = 2 et u0 = − 4</text:p>
      <text:p text:style-name="P4">un+1 = 2 × un</text:p>
      <text:p text:style-name="P4">Le rapport entre un terme et son</text:p>
      <text:p text:style-name="P4">précédent est égal à 2.</text:p>
      <text:p text:style-name="P4">un = − 4 × 2 n</text:p>
      <text:p text:style-name="P4">Pour u0 &gt; 0 :</text:p>
      <text:p text:style-name="P4">Variations</text:p>
      <text:p text:style-name="P4">Si q &gt; 1 : (un) est croissante.</text:p>
      <text:p text:style-name="P4">Si 0 &lt; q &lt; 1 : (un) est décroissante.</text:p>
      <text:p text:style-name="P4">Pour u0 &lt; 0 :</text:p>
      <text:p text:style-name="P4">u0 = − 4 &lt; 0</text:p>
      <text:p text:style-name="P4"><text:soft-page-break/>q = 2 &gt;1</text:p>
      <text:p text:style-name="P4">La suite (un) est décroissante.</text:p>
      <text:p text:style-name="P4">Si q &gt; 1 : (un) est décroissante.</text:p>
      <text:p text:style-name="P4">Si 0 &lt; q &lt; 1 : (un) est croissante.</text:p>
      <text:p text:style-name="P4">Remarque :</text:p>
      <text:p text:style-name="P4">Représentation</text:p>
      <text:p text:style-name="P4">Si q &lt; 0 : la suite géométrique</text:p>
      <text:p text:style-name="P4">graphique</text:p>
      <text:p text:style-name="P4">n'est ni croissante ni décroissante.</text:p>
      <text:p text:style-name="P4">Yvan Monka – Académie de Strasbourg – www.maths-et-tiques.fr7</text:p>
      <text:p text:style-name="P4">III. Sommes de termes consécutifs</text:p>
      <text:p text:style-name="P4">1) Cas d'une suite arithmétique</text:p>
      <text:p text:style-name="P4">Propriété : n est un entier naturel non nul alors on a : 1 + 2 + 3 + ... + n =</text:p>
      <text:p text:style-name="P4">(</text:p>
      <text:p text:style-name="P4">)</text:p>
      <text:p text:style-name="P4">n n +1</text:p>
      <text:p text:style-name="P4">2</text:p>
      <text:p text:style-name="P4">Remarque : Il s'agit de la somme des n+1 premiers termes d'une suite arithmétique</text:p>
      <text:p text:style-name="P4">de raison 1 et de premier terme 1.</text:p>
      <text:p text:style-name="P4">Démonstration :</text:p>
      <text:p text:style-name="P4">1</text:p>
      <text:p text:style-name="P4">+</text:p>
      <text:p text:style-name="P4">+</text:p>
      <text:p text:style-name="P4">n</text:p>
      <text:p text:style-name="P4">+</text:p>
      <text:p text:style-name="P4">(n+1)</text:p>
      <text:p text:style-name="P4">+</text:p>
      <text:p text:style-name="P4">2</text:p>
      <text:p text:style-name="P4">n-1</text:p>
      <text:p text:style-name="P4">(n+1)</text:p>
      <text:p text:style-name="P4">+</text:p>
      <text:p text:style-name="P4">+</text:p>
      <text:p text:style-name="P4">+</text:p>
      <text:p text:style-name="P4">3</text:p>
      <text:p text:style-name="P4">n-2</text:p>
      <text:p text:style-name="P4">(n+1)</text:p>
      <text:p text:style-name="P4">+ … +</text:p>
      <text:p text:style-name="P4">+ … +</text:p>
      <text:p text:style-name="P4">+ … +</text:p>
      <text:p text:style-name="P4">n-1</text:p>
      <text:p text:style-name="P4">2</text:p>
      <text:p text:style-name="P4">(n+1)</text:p>
      <text:p text:style-name="P4">+</text:p>
      <text:p text:style-name="P4">+</text:p>
      <text:p text:style-name="P4">+</text:p>
      <text:p text:style-name="P4"><text:soft-page-break/>n</text:p>
      <text:p text:style-name="P4">1</text:p>
      <text:p text:style-name="P4">(n+1)</text:p>
      <text:p text:style-name="P4">= n x (n+1)</text:p>
      <text:p text:style-name="P4">(</text:p>
      <text:p text:style-name="P4">) ( )</text:p>
      <text:p text:style-name="P4">n ( n + 1)</text:p>
      <text:p text:style-name="P4">et donc : 1 + 2 + 3 + ... + n =</text:p>
      <text:p text:style-name="P4">.</text:p>
      <text:p text:style-name="P4">donc : 2 × 1 + 2 + 3 + ... + n = n n + 1</text:p>
      <text:p text:style-name="P4">2</text:p>
      <text:p text:style-name="P4">Méthode : Calculer la somme des termes d'une suite arithmétique</text:p>
      <text:p text:style-name="P4">Vidéo https://youtu.be/WeDtB9ZUTHs</text:p>
      <text:p text:style-name="P4">Vidéo https://youtu.be/iSfevWwk8e4</text:p>
      <text:p text:style-name="P4">Calculer les sommes S1 et S2 suivantes :</text:p>
      <text:p text:style-name="P4">S1 = 1 + 2 + 3 + ... + 348</text:p>
      <text:p text:style-name="P4">S2 = 33 + 36 + 39 + ... + 267</text:p>
      <text:p text:style-name="P4">S1 = 1 + 2 + 3 + ... + 348</text:p>
      <text:p text:style-name="P4">348 × 349</text:p>
      <text:p text:style-name="P4">2</text:p>
      <text:p text:style-name="P4">= 60726</text:p>
      <text:p text:style-name="P4">=</text:p>
      <text:p text:style-name="P4">S2 = 33+ 36 + 39 + ...+ 267</text:p>
      <text:p text:style-name="P4">= 3× (11+ 12 + ...+ 89 )</text:p>
      <text:p text:style-name="P4">(</text:p>
      <text:p text:style-name="P4">= 3× (1+ 2 + ...+ 89 ) − (1+ 2 + ...+ 10 )</text:p>
      <text:p text:style-name="P4">)</text:p>
      <text:p text:style-name="P4">⎛ 89 × 90 10 × 11⎞</text:p>
      <text:p text:style-name="P4">= 3× ⎜</text:p>
      <text:p text:style-name="P4">−</text:p>
      <text:p text:style-name="P4">2 ⎟⎠</text:p>
      <text:p text:style-name="P4">⎝ 2</text:p>
      <text:p text:style-name="P4">= 11850</text:p>
      <text:p text:style-name="P4">Yvan Monka – Académie de Strasbourg – www.maths-et-tiques.fr8</text:p>
      <text:p text:style-name="P4">Une anecdote relate comment le mathématicien allemand Carl</text:p>
      <text:p text:style-name="P4">Friedrich Gauss (1777 ; 1855), alors âgé de 10 ans a fait preuve</text:p>
      <text:p text:style-name="P4">d’un talent remarquable pour le calcul mental. Voulant occuper ses</text:p>
      <text:p text:style-name="P4">élèves, le professeur demande d’effectuer des additions, plus</text:p>
      <text:p text:style-name="P4">exactement d’effectuer la somme des nombres de 1 à 100. Après</text:p>
      <text:p text:style-name="P4">très peu de temps, le jeune Gauss impressionne son professeur en</text:p>
      <text:p text:style-name="P4">donnant la réponse correcte. Sa technique consiste à regrouper</text:p>
      <text:p text:style-name="P4">astucieusement les termes extrêmes par deux. Sans le savoir</text:p>
      <text:p text:style-name="P4">encore, Gauss a découvert la formule permettant de calculer la somme des termes</text:p>
      <text:p text:style-name="P4">d’une série arithmétique.</text:p>
      <text:p text:style-name="P4">2) Cas d'une suite géométrique</text:p>
      <text:p text:style-name="P4"><text:soft-page-break/>Propriété : n est un entier naturel non nul et q un réel différent de 1 alors on a :</text:p>
      <text:p text:style-name="P4">1 − q n+1</text:p>
      <text:p text:style-name="P4">2</text:p>
      <text:p text:style-name="P4">n</text:p>
      <text:p text:style-name="P4">1 + q + q + ... + q =</text:p>
      <text:p text:style-name="P4">1− q</text:p>
      <text:p text:style-name="P4">Remarque : Il s'agit de la somme des n+1 premiers termes d'une suite géométrique</text:p>
      <text:p text:style-name="P4">de raison q et de premier terme 1.</text:p>
      <text:p text:style-name="P4">Démonstration :</text:p>
      <text:p text:style-name="P4">S = 1 + q + q 2 + ... + q n</text:p>
      <text:p text:style-name="P4">q × S = q + q 2 + q 3 + ... + q n+1</text:p>
      <text:p text:style-name="P4">Ainsi :</text:p>
      <text:p text:style-name="P4">S − q × S = 1 + q + q 2 + ... + q n − q + q 2 + q 3 + ... + q n+1</text:p>
      <text:p text:style-name="P4">(</text:p>
      <text:p text:style-name="P4">) (</text:p>
      <text:p text:style-name="P4">)</text:p>
      <text:p text:style-name="P4">S − q × S = 1 − q n+1</text:p>
      <text:p text:style-name="P4">(</text:p>
      <text:p text:style-name="P4">)</text:p>
      <text:p text:style-name="P4">S × 1 − q = 1 − q n+1</text:p>
      <text:p text:style-name="P4">S=</text:p>
      <text:p text:style-name="P4">1− q</text:p>
      <text:p text:style-name="P4">1− q</text:p>
      <text:p text:style-name="P4">n+1</text:p>
      <text:p text:style-name="P4">Méthode : Calculer la somme des termes d'une suite géométrique</text:p>
      <text:p text:style-name="P4">Vidéo https://youtu.be/eSDrE1phUXY</text:p>
      <text:p text:style-name="P4">Calculer la somme S suivante :</text:p>
      <text:p text:style-name="P4">S = 1 + 3 + 32 + ... + 313</text:p>
      <text:p text:style-name="P4">S = 1 + 3 + 32 + ... + 313</text:p>
      <text:p text:style-name="P4">1 − 314</text:p>
      <text:p text:style-name="P4">=</text:p>
      <text:p text:style-name="P4">= 2391484</text:p>
      <text:p text:style-name="P4">1− 3</text:p>
      <text:p text:style-name="P4">Hors du cadre de la classe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arithmétiques, suites géométriques.<text:tab/> <text:s text:c="2"/><text:span text:style-name="MT1">Page : </text:span><text:span text:style-name="MT1"><text:page-number text:select-page="current">8</text:page-number></text:span><text:span text:style-name="MT1"><text:s/>sur </text:span><text:span text:style-name="MT1"><text:page-count>8</text:page-count></text:span></text:p>
      </style:header>
      <style:footer>
        <text:p text:style-name="MP2">Page : <text:page-number text:select-page="current">8</text:page-number><text:s/>sur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8-28T07:23:13.250745630</dc:date>
    <meta:editing-duration>PT14H34M49S</meta:editing-duration>
    <meta:editing-cycles>146</meta:editing-cycles>
    <meta:document-statistic meta:table-count="0" meta:image-count="0" meta:object-count="11" meta:page-count="8" meta:paragraph-count="341" meta:word-count="2239" meta:character-count="9472" meta:non-whitespace-character-count="7548"/>
  </office:meta>
</office:document-meta>
</file>

<file path=Object 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0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i>r</mi>
        </mrow>
      </mrow>
    </mstyle>
    <annotation encoding="StarMath 5.0">bold { U_{n+1} = U_n + r }</annotation>
  </semantics>
</math>
</file>

<file path=Object 11/content.xml><?xml version="1.0" encoding="utf-8"?>
<math xmlns="http://www.w3.org/1998/Math/MathML" display="block">
  <semantics>
    <mstyle mathvariant="bold">
      <mi>r</mi>
    </mstyle>
    <annotation encoding="StarMath 5.0">bold {r}</annotation>
  </semantics>
</math>
</file>

<file path=Object 2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U_0 = 3}</annotation>
  </semantics>
</math>
</file>

<file path=Object 3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n>8</mn>
      </mrow>
    </mstyle>
    <annotation encoding="StarMath 5.0">bold {U_1 = 8}</annotation>
  </semantics>
</math>
</file>

<file path=Object 4/content.xml><?xml version="1.0" encoding="utf-8"?>
<math xmlns="http://www.w3.org/1998/Math/MathML" display="block">
  <semantics>
    <mstyle mathvariant="bold">
      <mrow>
        <msub>
          <mi>U</mi>
          <mn>3</mn>
        </msub>
        <mo stretchy="false">=</mo>
        <mn>13</mn>
      </mrow>
    </mstyle>
    <annotation encoding="StarMath 5.0">bold {U_3 = 13}</annotation>
  </semantics>
</math>
</file>

<file path=Object 5/content.xml><?xml version="1.0" encoding="utf-8"?>
<math xmlns="http://www.w3.org/1998/Math/MathML" display="block">
  <semantics>
    <mstyle mathvariant="bold">
      <mrow>
        <msub>
          <mi>U</mi>
          <mn>4</mn>
        </msub>
        <mo stretchy="false">=</mo>
        <mn>18</mn>
      </mrow>
    </mstyle>
    <annotation encoding="StarMath 5.0">bold {U_4 = 18}</annotation>
  </semantics>
</math>
</file>

<file path=Object 6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U</mi>
                    <mn>0</mn>
                  </msub>
                  <mo stretchy="false">=</mo>
                  <mn>3</mn>
                </mrow>
              </mtd>
            </mtr>
            <mtr>
              <mtd columnalign="left">
                <mrow>
                  <msub>
                    <mi>U</mi>
                    <mrow>
                      <mi>n</mi>
                      <mo stretchy="false">+</mo>
                      <mn>1</mn>
                    </mrow>
                  </msub>
                  <mo stretchy="false">=</mo>
                  <mrow>
                    <msub>
                      <mi>U</mi>
                      <mi>n</mi>
                    </msub>
                    <mo stretchy="false">+</mo>
                    <mn>5</mn>
                  </mrow>
                </mrow>
              </mtd>
            </mtr>
          </mtable>
        </mrow>
      </mrow>
    </mstyle>
    <annotation encoding="StarMath 5.0">bold 
{ 

left lbrace stack 
{
alignl U_0 = 3 # 
alignl U_{n+1} = U_n + 5}

right none




}</annotation>
  </semantics>
</math>
</file>

<file path=Object 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8/content.xml><?xml version="1.0" encoding="utf-8"?>
<math xmlns="http://www.w3.org/1998/Math/MathML" display="block">
  <semantics>
    <mstyle mathvariant="bold">
      <mi>r</mi>
    </mstyle>
    <annotation encoding="StarMath 5.0">bold {r}</annotation>
  </semantics>
</math>
</file>

<file path=Object 9/content.xml><?xml version="1.0" encoding="utf-8"?>
<math xmlns="http://www.w3.org/1998/Math/MathML" display="block">
  <semantics>
    <mstyle mathvariant="bold">
      <mi>r</mi>
    </mstyle>
    <annotation encoding="StarMath 5.0">bold {r}</annotation>
  </semantics>
</math>
</file>